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41f" officeooo:paragraph-rsid="0004041f"/>
    </style:style>
    <style:style style:name="P2" style:family="paragraph" style:parent-style-name="Text_20_body">
      <style:text-properties officeooo:rsid="00073687" officeooo:paragraph-rsid="0008213b"/>
    </style:style>
    <style:style style:name="P3" style:family="paragraph" style:parent-style-name="Text_20_body" style:list-style-name="L1">
      <style:text-properties officeooo:rsid="00073687" officeooo:paragraph-rsid="0008213b"/>
    </style:style>
    <style:style style:name="P4" style:family="paragraph" style:parent-style-name="Text_20_body" style:list-style-name="L1">
      <style:text-properties officeooo:rsid="0008213b" officeooo:paragraph-rsid="0008213b"/>
    </style:style>
    <style:style style:name="P5" style:family="paragraph" style:parent-style-name="Text_20_body" style:list-style-name="L2">
      <style:text-properties officeooo:rsid="0005c729" officeooo:paragraph-rsid="0005c729"/>
    </style:style>
    <style:style style:name="P6" style:family="paragraph" style:parent-style-name="Text_20_body" style:list-style-name="L1">
      <style:text-properties officeooo:rsid="0009eef8" officeooo:paragraph-rsid="0009eef8"/>
    </style:style>
    <style:style style:name="P7" style:family="paragraph" style:parent-style-name="Heading_20_1">
      <style:text-properties officeooo:paragraph-rsid="0008213b"/>
    </style:style>
    <style:style style:name="P8" style:family="paragraph" style:parent-style-name="Heading_20_1">
      <style:text-properties officeooo:rsid="00094417" officeooo:paragraph-rsid="00094417"/>
    </style:style>
    <style:style style:name="T1" style:family="text">
      <style:text-properties officeooo:rsid="0008213b"/>
    </style:style>
    <style:style style:name="T2" style:family="text">
      <style:text-properties officeooo:rsid="0009ee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ODO</text:h>
      <text:p text:style-name="P2"><text:date style:data-style-name="N84" text:date-value="2019-07-20T15:42:55.465689436" text:fixed="true">2019-07-20</text:date></text:p>
      <text:list xml:id="list941977879" text:style-name="L1">
        <text:list-item>
          <text:p text:style-name="P3">Test setTraceLayout</text:p>
          <text:list>
            <text:list-item>
              <text:p text:style-name="P3">add labels (trackStateList &gt; m_traceLabelList)</text:p>
            </text:list-item>
            <text:list-item>
              <text:p text:style-name="P3"><text:span text:style-name="T1">remove </text:span>labels (trackStateList <text:span text:style-name="T1">&lt;</text:span> m_traceLabelList)</text:p>
            </text:list-item>
          </text:list>
        </text:list-item>
        <text:list-item>
          <text:p text:style-name="P4">qDe<text:span text:style-name="T2">b</text:span>ug() entfernen</text:p>
        </text:list-item>
        <text:list-item>
          <text:p text:style-name="P6"><text:date style:data-style-name="N84" text:date-value="2019-08-03T13:30:35.919842636" text:fixed="true">2019-08-03</text:date></text:p>
        </text:list-item>
        <text:list-item>
          <text:p text:style-name="P6">show occlusion (fcn printTracksScaled)</text:p>
        </text:list-item>
        <text:list-item>
          <text:p text:style-name="P6">show track ID (fcn printTracksScaled)</text:p>
        </text:list-item>
      </text:list>
      <text:p text:style-name="P1"/>
      <text:h text:style-name="Heading_20_1" text:outline-level="1">Refactoring</text:h>
      <text:p text:style-name="Text_20_body"><text:date style:data-style-name="N84" text:date-value="2019-07-20T15:42:55.465689436" text:fixed="true">2019-07-20</text:date></text:p>
      <text:list xml:id="list3651223962" text:style-name="L2">
        <text:list-item>
          <text:p text:style-name="P5">alle Trace-relevanten Datenstrukturen nach trace.h verschieben</text:p>
        </text:list-item>
        <text:list-item>
          <text:p text:style-name="P5">z.B. TrackState (jetzt in tracker.h)</text:p>
        </text:list-item>
      </text:list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08-03T14:35:15.075819040</dc:date>
    <meta:editing-duration>PT5H46M11S</meta:editing-duration>
    <meta:editing-cycles>5</meta:editing-cycles>
    <dc:creator>Holger Grzonka</dc:creator>
    <meta:document-statistic meta:table-count="0" meta:image-count="0" meta:object-count="0" meta:page-count="1" meta:paragraph-count="13" meta:word-count="48" meta:character-count="359" meta:non-whitespace-character-count="333"/>
  </office:meta>
</office:document-meta>
</file>